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Creation of the schema first</text:p>
      <text:p text:style-name="Normal">CREATE SCHEMA `football_information_system`<text:s/>;</text:p>
      <text:p text:style-name="Normal"/>
      <text:p text:style-name="Normal">// Creation of the first table, league</text:p>
      <text:p text:style-name="Normal">CREATE TABLE `football_information_system`.`league` (</text:p>
      <text:p text:style-name="Normal"><text:s text:c="2"/>`League_ID` INT NOT NULL,</text:p>
      <text:p text:style-name="Normal"><text:s text:c="2"/>`LName` VARCHAR(45) NOT NULL,</text:p>
      <text:p text:style-name="Normal"><text:s text:c="2"/>`Country` VARCHAR(45) NOT NULL,</text:p>
      <text:p text:style-name="Normal"><text:s text:c="2"/>PRIMARY KEY (`League_ID`));</text:p>
      <text:p text:style-name="Normal"/>
      <text:p text:style-name="Normal">// Insertions into the league table</text:p>
      <text:p text:style-name="Normal">INSERT INTO `football_information_system`.`league` (`League_ID`, `LName`, `Country`) VALUES ('1', 'Premier_League', 'England');</text:p>
      <text:p text:style-name="Normal">INSERT INTO `football_information_system`.`league` (`League_ID`, `LName`, `Country`) VALUES ('2', 'Ligue_1', 'France');</text:p>
      <text:p text:style-name="Normal">INSERT INTO `football_information_system`.`league` (`League_ID`, `LName`, `Country`) VALUES ('3', 'Bundesliga', 'Germany');</text:p>
      <text:p text:style-name="Normal">INSERT INTO `football_information_system`.`league` (`League_ID`, `LName`, `Country`) VALUES ('4', 'Seria_A', 'Italy');</text:p>
      <text:p text:style-name="Normal">INSERT INTO `football_information_system`.`league` (`League_ID`, `LName`, `Country`) VALUES ('5', 'Laliga', 'Spain');</text:p>
      <text:p text:style-name="Normal"/>
      <text:p text:style-name="Normal">// For showing the data in the league table</text:p>
      <text:p text:style-name="Normal">SELECT * FROM football_information_system.league;</text:p>
      <text:p text:style-name="Normal"/>
      <text:p text:style-name="Normal">// <text:s/>Creation of the manager table</text:p>
      <text:p text:style-name="Normal">CREATE TABLE `football_information_system`.`manager` (</text:p>
      <text:p text:style-name="Normal"><text:s text:c="2"/>`Manager_ID` INT NOT NULL,</text:p>
      <text:p text:style-name="Normal"><text:s text:c="2"/>`MName` VARCHAR(45) NOT NULL,</text:p>
      <text:p text:style-name="Normal"><text:s text:c="2"/>`MNationality` VARCHAR(45) NOT NULL,</text:p>
      <text:soft-page-break/>
      <text:p text:style-name="Normal"><text:s text:c="2"/>PRIMARY KEY (`Manager_ID`));</text:p>
      <text:p text:style-name="Normal"/>
      <text:p text:style-name="Normal">// Insertion into Manager table</text:p>
      <text:p text:style-name="Normal">INSERT INTO `football_information_system`.`manager` (`Manager_ID`, `MName`, `MNationality`) VALUES ('10', 'Arne_Slot', 'Netherlands');</text:p>
      <text:p text:style-name="Normal">INSERT INTO `football_information_system`.`manager` (`Manager_ID`, `MName`, `MNationality`) VALUES ('11', 'Pep_Guardiola', 'Spain');</text:p>
      <text:p text:style-name="Normal">INSERT INTO `football_information_system`.`manager` (`Manager_ID`, `MName`, `MNationality`) VALUES ('12', 'Enzo_Maresca', 'Italy');</text:p>
      <text:p text:style-name="Normal">INSERT INTO `football_information_system`.`manager` (`Manager_ID`, `MName`, `MNationality`) VALUES ('13', 'Luis_Enrique', 'Spain');</text:p>
      <text:p text:style-name="Normal">INSERT INTO `football_information_system`.`manager` (`Manager_ID`, `MName`, `MNationality`) VALUES ('14', 'Franck_Haise', 'France');</text:p>
      <text:p text:style-name="Normal">INSERT INTO `football_information_system`.`manager` (`Manager_ID`, `MName`, `MNationality`) VALUES ('15', 'Roberto_De_Zerbi', 'Italy');</text:p>
      <text:p text:style-name="Normal">INSERT INTO `football_information_system`.`manager` (`Manager_ID`, `MName`, `MNationality`) VALUES ('16', 'Vincent_Kompany', 'Belgium');</text:p>
      <text:p text:style-name="Normal">INSERT INTO `football_information_system`.`manager` (`Manager_ID`, `MName`, `MNationality`) VALUES ('17', 'Nuri_Sahin', 'Germany');</text:p>
      <text:p text:style-name="Normal">INSERT INTO `football_information_system`.`manager` (`Manager_ID`, `MName`, `MNationality`) VALUES ('18', 'Marco_Rose', 'Germany');</text:p>
      <text:p text:style-name="Normal">INSERT INTO `football_information_system`.`manager` (`Manager_ID`, `MName`, `MNationality`) VALUES ('19', 'Thiago_Motta', 'Italy');</text:p>
      <text:p text:style-name="Normal">INSERT INTO `football_information_system`.`manager` (`Manager_ID`, `MName`, `MNationality`) VALUES ('20', 'Simone_Inzaghi', 'Italy');</text:p>
      <text:p text:style-name="Normal">INSERT INTO `football_information_system`.`manager` (`Manager_ID`, `MName`, `MNationality`) VALUES ('21', 'Paulo_Fonseca', 'Portugal');</text:p>
      <text:p text:style-name="Normal">INSERT INTO `football_information_system`.`manager` (`Manager_ID`, `MName`, `MNationality`) VALUES ('22', 'Carlo_Ancelloti', 'Italy');</text:p>
      <text:p text:style-name="Normal">INSERT INTO `football_information_system`.`manager` (`Manager_ID`, `MName`, `MNationality`) VALUES ('23', 'Hansi_Fick', 'Germany');</text:p>
      <text:p text:style-name="Normal">INSERT INTO `football_information_system`.`manager` (`Manager_ID`, `MName`, `MNationality`) VALUES ('24', 'Marcelino_Garcia_Toral', 'Spain');</text:p>
      <text:p text:style-name="Normal"/>
      <text:p text:style-name="Normal"/>
      <text:p text:style-name="Normal">// For showing the data in manager table</text:p>
      <text:p text:style-name="Normal">SELECT * FROM football_information_system.manager;</text:p>
      <text:p text:style-name="Normal"/>
      <text:p text:style-name="Normal">// Creation of the team table currently without taking Player_ID as a foreign key as Team table itself needed it but player table is not yet created leading to errors.</text:p>
      <text:p text:style-name="Normal">CREATE TABLE `football_information_system`.`team` (</text:p>
      <text:p text:style-name="Normal"><text:s text:c="2"/>`Team_ID` INT NOT NULL,</text:p>
      <text:p text:style-name="Normal"><text:s text:c="2"/>`TName` VARCHAR(45) NOT NULL,</text:p>
      <text:p text:style-name="Normal"><text:s text:c="2"/>`Manager_ID_FK` INT NOT NULL,</text:p>
      <text:p text:style-name="Normal"><text:s text:c="2"/>PRIMARY KEY (`Team_ID`),</text:p>
      <text:p text:style-name="Normal"><text:s text:c="2"/>INDEX `Manager_ID_FK_idx` (`Manager_ID_FK` ASC) VISIBLE,</text:p>
      <text:p text:style-name="Normal"><text:s text:c="2"/>CONSTRAINT `Manager_ID_FK`</text:p>
      <text:p text:style-name="Normal"><text:s text:c="4"/>FOREIGN KEY (`Manager_ID_FK`)</text:p>
      <text:p text:style-name="Normal"><text:s text:c="4"/>REFERENCES `football_information_system`.`manager` (`Manager_ID`)</text:p>
      <text:p text:style-name="Normal"><text:s text:c="4"/>ON DELETE NO ACTION</text:p>
      <text:p text:style-name="Normal"><text:s text:c="4"/>ON UPDATE NO ACTION);</text:p>
      <text:p text:style-name="Normal"/>
      <text:p text:style-name="Normal">// Now, inserting into this team table</text:p>
      <text:p text:style-name="Normal">INSERT INTO `football_information_system`.`team` (`Team_ID`, `TName`, `Manager_ID_FK`) VALUES ('100', 'Liverpool', '10');</text:p>
      <text:p text:style-name="Normal">INSERT INTO `football_information_system`.`team` (`Team_ID`, `TName`, `Manager_ID_FK`) VALUES ('101', 'Manchester_City', '11');</text:p>
      <text:p text:style-name="Normal">INSERT INTO `football_information_system`.`team` (`Team_ID`, `TName`, `Manager_ID_FK`) VALUES ('102', 'Chelsea', '12');</text:p>
      <text:p text:style-name="Normal">INSERT INTO `football_information_system`.`team` (`Team_ID`, `TName`, `Manager_ID_FK`) VALUES ('103', 'PSG', '13');</text:p>
      <text:p text:style-name="Normal">INSERT INTO `football_information_system`.`team` (`Team_ID`, `TName`, `Manager_ID_FK`) VALUES ('104', 'Nice', '14');</text:p>
      <text:p text:style-name="Normal">INSERT INTO `football_information_system`.`team` (`Team_ID`, `TName`, `Manager_ID_FK`) VALUES ('105', 'Marseilli', '15');</text:p>
      <text:soft-page-break/>
      <text:p text:style-name="Normal">INSERT INTO `football_information_system`.`team` (`Team_ID`, `TName`, `Manager_ID_FK`) VALUES ('106', 'Bayern_Munich', '16');</text:p>
      <text:p text:style-name="Normal">INSERT INTO `football_information_system`.`team` (`Team_ID`, `TName`, `Manager_ID_FK`) VALUES ('107', 'Dortmund', '17');</text:p>
      <text:p text:style-name="Normal">INSERT INTO `football_information_system`.`team` (`Team_ID`, `TName`, `Manager_ID_FK`) VALUES ('108', 'Leipzig', '18');</text:p>
      <text:p text:style-name="Normal">INSERT INTO `football_information_system`.`team` (`Team_ID`, `TName`, `Manager_ID_FK`) VALUES ('109', 'Juventus', '19');</text:p>
      <text:p text:style-name="Normal">INSERT INTO `football_information_system`.`team` (`Team_ID`, `TName`, `Manager_ID_FK`) VALUES ('110', 'Inter_Milan', '20');</text:p>
      <text:p text:style-name="Normal">INSERT INTO `football_information_system`.`team` (`Team_ID`, `TName`, `Manager_ID_FK`) VALUES ('111', 'AC_Milan', '21');</text:p>
      <text:p text:style-name="Normal">INSERT INTO `football_information_system`.`team` (`Team_ID`, `TName`, `Manager_ID_FK`) VALUES ('112', 'Real_Madrid', '22');</text:p>
      <text:p text:style-name="Normal">INSERT INTO `football_information_system`.`team` (`Team_ID`, `TName`, `Manager_ID_FK`) VALUES ('113', 'FC_Barcelona', '23');</text:p>
      <text:p text:style-name="Normal">INSERT INTO `football_information_system`.`team` (`Team_ID`, `TName`, `Manager_ID_FK`) VALUES ('114', 'Villarreal_CF', '24');</text:p>
      <text:p text:style-name="Normal"/>
      <text:p text:style-name="Normal">// to show the data in team table</text:p>
      <text:p text:style-name="Normal">SELECT * FROM football_information_system.team;</text:p>
      <text:p text:style-name="Normal"/>
      <text:p text:style-name="Normal">// Creation of the player table currently without the player_id_captain foreign key as it will refer the player_id PK as FK from the same player table</text:p>
      <text:p text:style-name="Normal">CREATE TABLE `football_information_system`.`player` (</text:p>
      <text:p text:style-name="Normal"><text:s text:c="2"/>`Player_ID` INT NOT NULL,</text:p>
      <text:p text:style-name="Normal"><text:s text:c="2"/>`PName` VARCHAR(45) NOT NULL,</text:p>
      <text:p text:style-name="Normal"><text:s text:c="2"/>`Position` VARCHAR(45) NOT NULL,</text:p>
      <text:p text:style-name="Normal"><text:s text:c="2"/>`Age` VARCHAR(45) NOT NULL,</text:p>
      <text:p text:style-name="Normal"><text:s text:c="2"/>`PNationality` VARCHAR(45) NOT NULL,</text:p>
      <text:p text:style-name="Normal"><text:s text:c="2"/>`Team_ID_FK` INT NOT NULL,</text:p>
      <text:p text:style-name="Normal"><text:s text:c="2"/>PRIMARY KEY (`Player_ID`),</text:p>
      <text:soft-page-break/>
      <text:p text:style-name="Normal"><text:s text:c="2"/>INDEX `Team_ID_FK_idx` (`Team_ID_FK` ASC) VISIBLE,</text:p>
      <text:p text:style-name="Normal"><text:s text:c="2"/>CONSTRAINT `Team_ID_FK`</text:p>
      <text:p text:style-name="Normal"><text:s text:c="4"/>FOREIGN KEY (`Team_ID_FK`)</text:p>
      <text:p text:style-name="Normal"><text:s text:c="4"/>REFERENCES `football_information_system`.`team` (`Team_ID`)</text:p>
      <text:p text:style-name="Normal"><text:s text:c="4"/>ON DELETE NO ACTION</text:p>
      <text:p text:style-name="Normal"><text:s text:c="4"/>ON UPDATE NO ACTION);</text:p>
      <text:p text:style-name="Normal"/>
      <text:p text:style-name="Normal">// Insertions into player table</text:p>
      <text:p text:style-name="Normal">INSERT INTO `football_information_system`.`player` (`Player_ID`, `PName`, `Position`, `Age`, `PNationality`, `Team_ID_FK`) VALUES ('1000', 'Virgil_Van_Dijk', 'CB', '33', 'Netherlands', '100');</text:p>
      <text:p text:style-name="Normal">INSERT INTO `football_information_system`.`player` (`Player_ID`, `PName`, `Position`, `Age`, `PNationality`, `Team_ID_FK`) VALUES ('1001', 'Mohamed_Salah', 'Forward', '32', 'Egypt', '100');</text:p>
      <text:p text:style-name="Normal">INSERT INTO `football_information_system`.`player` (`Player_ID`, `PName`, `Position`, `Age`, `PNationality`, `Team_ID_FK`) VALUES ('1002', 'Alexis_Max_Allister', 'Midfielder', '25', 'Argentina', '100');</text:p>
      <text:p text:style-name="Normal">INSERT INTO `football_information_system`.`player` (`Player_ID`, `PName`, `Position`, `Age`, `PNationality`, `Team_ID_FK`) VALUES ('1003', 'Kyle_Walker', 'Defender', '34', 'England', '101');</text:p>
      <text:p text:style-name="Normal">INSERT INTO `football_information_system`.`player` (`Player_ID`, `PName`, `Position`, `Age`, `PNationality`, `Team_ID_FK`) VALUES ('1004', 'Jack_Grealish', 'Midfielder', '29', 'England', '101');</text:p>
      <text:p text:style-name="Normal">INSERT INTO `football_information_system`.`player` (`Player_ID`, `PName`, `Position`, `Age`, `PNationality`, `Team_ID_FK`) VALUES ('1005', 'Erling_Haaland', 'Forward', '24', 'Norway', '101');</text:p>
      <text:p text:style-name="Normal">INSERT INTO `football_information_system`.`player` (`Player_ID`, `PName`, `Position`, `Age`, `PNationality`, `Team_ID_FK`) VALUES ('1006', 'Reece_James', 'Defender/wing_back', '24', 'England', '102');</text:p>
      <text:p text:style-name="Normal">INSERT INTO `football_information_system`.`player` (`Player_ID`, `PName`, `Position`, `Age`, `PNationality`, `Team_ID_FK`) VALUES ('1007', 'Pedro_Nato', 'Winger', '24', 'Portugal', '102');</text:p>
      <text:p text:style-name="Normal">INSERT INTO `football_information_system`.`player` (`Player_ID`, `PName`, `Position`, `Age`, `PNationality`, `Team_ID_FK`) VALUES ('1008', 'Jadon_Sancho', 'Forward', '24', 'England', '102');</text:p>
      <text:p text:style-name="Normal">INSERT INTO `football_information_system`.`player` (`Player_ID`, `PName`, `Position`, `Age`, `PNationality`, `Team_ID_FK`) VALUES ('1009', 'Marquinhos', 'Defender', '30', 'Brazil', '103');</text:p>
      <text:p text:style-name="Normal">INSERT INTO `football_information_system`.`player` (`Player_ID`, `PName`, `Position`, `Age`, `PNationality`, `Team_ID_FK`) VALUES ('1010', 'Fabian_Ruiz', 'Midfielder', '28', 'Spain', '103');</text:p>
      <text:p text:style-name="Normal">INSERT INTO `football_information_system`.`player` (`Player_ID`, `PName`, `Position`, `Age`, `PNationality`, `Team_ID_FK`) VALUES ('1011', 'Ousmene_Dembele', 'Forward', '27', 'France', '103');</text:p>
      <text:soft-page-break/>
      <text:p text:style-name="Normal">INSERT INTO `football_information_system`.`player` (`Player_ID`, `PName`, `Position`, `Age`, `PNationality`, `Team_ID_FK`) VALUES ('1012', 'Bonfim_Dante', 'Defender', '41', 'Brazil', '104');</text:p>
      <text:p text:style-name="Normal">INSERT INTO `football_information_system`.`player` (`Player_ID`, `PName`, `Position`, `Age`, `PNationality`, `Team_ID_FK`) VALUES ('1013', 'Pablo_Rosario', 'Midfielder', '27', 'Netherlands', '104');</text:p>
      <text:p text:style-name="Normal">INSERT INTO `football_information_system`.`player` (`Player_ID`, `PName`, `Position`, `Age`, `PNationality`, `Team_ID_FK`) VALUES ('1014', 'Jeremie_Boga', 'Forward', '27', 'France', '104');</text:p>
      <text:p text:style-name="Normal">INSERT INTO `football_information_system`.`player` (`Player_ID`, `PName`, `Position`, `Age`, `PNationality`, `Team_ID_FK`) VALUES ('1015', 'Leonardo_Balerdi', 'CB', '25', 'Argentina=Italy', '105');</text:p>
      <text:p text:style-name="Normal">INSERT INTO `football_information_system`.`player` (`Player_ID`, `PName`, `Position`, `Age`, `PNationality`, `Team_ID_FK`) VALUES ('1016', 'Quentin_Merlin', 'LB', '22', 'France', '105');</text:p>
      <text:p text:style-name="Normal">INSERT INTO `football_information_system`.`player` (`Player_ID`, `PName`, `Position`, `Age`, `PNationality`, `Team_ID_FK`) VALUES ('1017', 'Luis_Henrique', 'LW', '22', 'Brazil', '105');</text:p>
      <text:p text:style-name="Normal">INSERT INTO `football_information_system`.`player` (`Player_ID`, `PName`, `Position`, `Age`, `PNationality`, `Team_ID_FK`) VALUES ('1018', 'Manuel_Neuer', 'GK', '38', 'Germany', '106');</text:p>
      <text:p text:style-name="Normal">INSERT INTO `football_information_system`.`player` (`Player_ID`, `PName`, `Position`, `Age`, `PNationality`, `Team_ID_FK`) VALUES ('1019', 'Joshua_Kimmich', 'Midfielder', '29', 'Germany', '106');</text:p>
      <text:p text:style-name="Normal">INSERT INTO `football_information_system`.`player` (`Player_ID`, `PName`, `Position`, `Age`, `PNationality`, `Team_ID_FK`) VALUES ('1020', 'Thomas_Muller', 'Forward', '35', 'Germany', '106');</text:p>
      <text:p text:style-name="Normal">INSERT INTO `football_information_system`.`player` (`Player_ID`, `PName`, `Position`, `Age`, `PNationality`, `Team_ID_FK`) VALUES ('1021', 'Emre_Can', 'Midfielder', '30', 'German-Turkish', '107');</text:p>
      <text:p text:style-name="Normal">INSERT INTO `football_information_system`.`player` (`Player_ID`, `PName`, `Position`, `Age`, `PNationality`, `Team_ID_FK`) VALUES ('1022', 'Alexander_Meyer', 'GK', '33', 'Germany', '107');</text:p>
      <text:p text:style-name="Normal">INSERT INTO `football_information_system`.`player` (`Player_ID`, `PName`, `Position`, `Age`, `PNationality`, `Team_ID_FK`) VALUES ('1023', 'Filippo_Mane', 'Defender', '19', 'Italian-Senegalese', '107');</text:p>
      <text:p text:style-name="Normal">INSERT INTO `football_information_system`.`player` (`Player_ID`, `PName`, `Position`, `Age`, `PNationality`, `Team_ID_FK`) VALUES ('1024', 'Willi_Orban', 'Defender', '32', 'Hungary', '108');</text:p>
      <text:p text:style-name="Normal">INSERT INTO `football_information_system`.`player` (`Player_ID`, `PName`, `Position`, `Age`, `PNationality`, `Team_ID_FK`) VALUES ('1025', 'Xavi_Simons', 'Midfielder', '21', 'Netherlands', '108');</text:p>
      <text:p text:style-name="Normal">INSERT INTO `football_information_system`.`player` (`Player_ID`, `PName`, `Position`, `Age`, `PNationality`, `Team_ID_FK`) VALUES ('1026', 'Peter_Gulacsi', 'GK', '34', 'Hungary', '108');</text:p>
      <text:p text:style-name="Normal">INSERT INTO `football_information_system`.`player` (`Player_ID`, `PName`, `Position`, `Age`, `PNationality`, `Team_ID_FK`) VALUES ('1027', 'Luiz_Da_Silva_Danilo', 'Defender', '33', 'Brazil', '109');</text:p>
      <text:p text:style-name="Normal">INSERT INTO `football_information_system`.`player` (`Player_ID`, `PName`, `Position`, `Age`, `PNationality`, `Team_ID_FK`) VALUES ('1028', 'Douglas_Luiz', 'Midfielder', '26', 'Brazil', '109');</text:p>
      <text:soft-page-break/>
      <text:p text:style-name="Normal">INSERT INTO `football_information_system`.`player` (`Player_ID`, `PName`, `Position`, `Age`, `PNationality`, `Team_ID_FK`) VALUES ('1029', 'Timothy_Weah', 'Forward', '24', 'America', '109');</text:p>
      <text:p text:style-name="Normal">INSERT INTO `football_information_system`.`player` (`Player_ID`, `PName`, `Position`, `Age`, `PNationality`, `Team_ID_FK`) VALUES ('1030', 'Lautaro_Martinez', 'Striker', '27', 'Argentina', '110');</text:p>
      <text:p text:style-name="Normal">INSERT INTO `football_information_system`.`player` (`Player_ID`, `PName`, `Position`, `Age`, `PNationality`, `Team_ID_FK`) VALUES ('1031', 'Francesco_Acerbi', 'Defender', '36', 'Italy', '110');</text:p>
      <text:p text:style-name="Normal">INSERT INTO `football_information_system`.`player` (`Player_ID`, `PName`, `Position`, `Age`, `PNationality`, `Team_ID_FK`) VALUES ('1032', 'Yann_Sommer', 'GK', '35', 'Switzerland', '110');</text:p>
      <text:p text:style-name="Normal">INSERT INTO `football_information_system`.`player` (`Player_ID`, `PName`, `Position`, `Age`, `PNationality`, `Team_ID_FK`) VALUES ('1033', 'Davide_Calabria', 'RB', '27', 'Italy', '111');</text:p>
      <text:p text:style-name="Normal">INSERT INTO `football_information_system`.`player` (`Player_ID`, `PName`, `Position`, `Age`, `PNationality`, `Team_ID_FK`) VALUES ('1034', 'Alvaro_Morata', 'Forward', '32', 'Soain', '111');</text:p>
      <text:p text:style-name="Normal">INSERT INTO `football_information_system`.`player` (`Player_ID`, `PName`, `Position`, `Age`, `PNationality`, `Team_ID_FK`) VALUES ('1035', 'Theo_Hernandez', 'Defender', '27', 'France', '111');</text:p>
      <text:p text:style-name="Normal">INSERT INTO `football_information_system`.`player` (`Player_ID`, `PName`, `Position`, `Age`, `PNationality`, `Team_ID_FK`) VALUES ('1036', 'Luka_Modric', 'Midfielder', '39', 'Croatia', '112');</text:p>
      <text:p text:style-name="Normal">INSERT INTO `football_information_system`.`player` (`Player_ID`, `PName`, `Position`, `Age`, `PNationality`, `Team_ID_FK`) VALUES ('1037', 'David_Alaba', 'Defender', '32', 'Austria', '112');</text:p>
      <text:p text:style-name="Normal">INSERT INTO `football_information_system`.`player` (`Player_ID`, `PName`, `Position`, `Age`, `PNationality`, `Team_ID_FK`) VALUES ('1038', 'Vinicius_Junior', 'Forward', '24', 'Brazil', '112');</text:p>
      <text:p text:style-name="Normal">INSERT INTO `football_information_system`.`player` (`Player_ID`, `PName`, `Position`, `Age`, `PNationality`, `Team_ID_FK`) VALUES ('1039', 'Ter_Stegen', 'GK', '32', 'Germany', '113');</text:p>
      <text:p text:style-name="Normal">INSERT INTO `football_information_system`.`player` (`Player_ID`, `PName`, `Position`, `Age`, `PNationality`, `Team_ID_FK`) VALUES ('1040', 'Jules_Kounde', 'Defender', '26', 'France', '113');</text:p>
      <text:p text:style-name="Normal">INSERT INTO `football_information_system`.`player` (`Player_ID`, `PName`, `Position`, `Age`, `PNationality`, `Team_ID_FK`) VALUES ('1041', 'Frenkie_De_Jong', 'Midfielder', '27', 'Netherlands', '113');</text:p>
      <text:p text:style-name="Normal">INSERT INTO `football_information_system`.`player` (`Player_ID`, `PName`, `Position`, `Age`, `PNationality`, `Team_ID_FK`) VALUES ('1042', 'Raul_Albiol', 'Defender', '39', 'Spain', '114');</text:p>
      <text:p text:style-name="Normal">INSERT INTO `football_information_system`.`player` (`Player_ID`, `PName`, `Position`, `Age`, `PNationality`, `Team_ID_FK`) VALUES ('1043', 'Dani_Parejo', 'Midfielder', '35', 'Spain', '114');</text:p>
      <text:p text:style-name="Normal">INSERT INTO `football_information_system`.`player` (`Player_ID`, `PName`, `Position`, `Age`, `PNationality`, `Team_ID_FK`) VALUES ('1044', 'Alejandro_Baena_Rodriguez', 'Midfielder', '23', 'Spain', '114');</text:p>
      <text:p text:style-name="Normal"/>
      <text:p text:style-name="Normal">// SHOWING THE DATA OF player table<text:s/></text:p>
      <text:soft-page-break/>
      <text:p text:style-name="Normal">SELECT * FROM football_information_system.player;</text:p>
      <text:p text:style-name="Normal">// Altering team table to include the Player_ID_FK as foreign key the PK of player table to be able to give the captain of that specific team, as otherwise it was giving errors if done the same while creating the table</text:p>
      <text:p text:style-name="Normal">ALTER TABLE `football_information_system`.`team`<text:s/></text:p>
      <text:p text:style-name="Normal">ADD COLUMN `Player_ID_FK_C` INT NOT NULL AFTER `Manager_ID_FK`;</text:p>
      <text:p text:style-name="Normal"/>
      <text:p text:style-name="Normal">// Show the data</text:p>
      <text:p text:style-name="Normal">SELECT * FROM football_information_system.team;</text:p>
      <text:p text:style-name="Normal"/>
      <text:p text:style-name="Normal">// As the newly added FK col is empty, need to fill it up<text:s/>to update it</text:p>
      <text:p text:style-name="Normal">UPDATE `football_information_system`.`team` SET `Player_ID_FK_C` = '1000' WHERE (`Team_ID` = '100');</text:p>
      <text:p text:style-name="Normal">UPDATE `football_information_system`.`team` SET `Player_ID_FK_C` = '1003' WHERE (`Team_ID` = '101');</text:p>
      <text:p text:style-name="Normal">UPDATE `football_information_system`.`team` SET `Player_ID_FK_C` = '1006' WHERE (`Team_ID` = '102');</text:p>
      <text:p text:style-name="Normal">UPDATE `football_information_system`.`team` SET `Player_ID_FK_C` = '1009' WHERE (`Team_ID` = '103');</text:p>
      <text:p text:style-name="Normal">UPDATE `football_information_system`.`team` SET `Player_ID_FK_C` = '1012' WHERE (`Team_ID` = '104');</text:p>
      <text:p text:style-name="Normal">UPDATE `football_information_system`.`team` SET `Player_ID_FK_C` = '1015' WHERE (`Team_ID` = '105');</text:p>
      <text:p text:style-name="Normal">UPDATE `football_information_system`.`team` SET `Player_ID_FK_C` = '1018' WHERE (`Team_ID` = '106');</text:p>
      <text:p text:style-name="Normal">UPDATE `football_information_system`.`team` SET `Player_ID_FK_C` = '1021' WHERE (`Team_ID` = '107');</text:p>
      <text:p text:style-name="Normal">UPDATE `football_information_system`.`team` SET `Player_ID_FK_C` = '1024' WHERE (`Team_ID` = '108');</text:p>
      <text:p text:style-name="Normal">UPDATE `football_information_system`.`team` SET `Player_ID_FK_C` = '1027' WHERE (`Team_ID` = '109');</text:p>
      <text:p text:style-name="Normal">UPDATE `football_information_system`.`team` SET `Player_ID_FK_C` = '1030' WHERE (`Team_ID` = '110');</text:p>
      <text:p text:style-name="Normal">UPDATE `football_information_system`.`team` SET `Player_ID_FK_C` = '1033' WHERE (`Team_ID` = '111');</text:p>
      <text:p text:style-name="Normal">UPDATE `football_information_system`.`team` SET `Player_ID_FK_C` = '1036' WHERE (`Team_ID` = '112');</text:p>
      <text:p text:style-name="Normal">UPDATE `football_information_system`.`team` SET `Player_ID_FK_C` = '1039' WHERE (`Team_ID` = '113');</text:p>
      <text:p text:style-name="Normal">UPDATE `football_information_system`.`team` SET `Player_ID_FK_C` = '1042' WHERE (`Team_ID` = '114');</text:p>
      <text:p text:style-name="Normal"/>
      <text:p text:style-name="Normal"/>
      <text:p text:style-name="Normal"/>
      <text:soft-page-break/>
      <text:p text:style-name="Normal">// Now, the team table is complete. Need to complete the player table by adding a FK column for captain which references the player_id from the same player table(I think that this code gave error because I created a column for thre FK as well as mentioned/added the FK in the Foreign keys tab)</text:p>
      <text:p text:style-name="Normal">ALTER TABLE `football_information_system`.`player`<text:s/></text:p>
      <text:p text:style-name="Normal">ADD COLUMN `Player_ID_FK_Captain` INT NOT NULL AFTER `Team_ID_FK`,</text:p>
      <text:p text:style-name="Normal">ADD INDEX `Player_ID_FK_Captain_idx` (`Player_ID_FK_Captain` ASC) VISIBLE;</text:p>
      <text:p text:style-name="Normal"/>
      <text:p text:style-name="Normal">// This updation is needed before making plyer_id_fk_captain the FK</text:p>
      <text:p text:style-name="Normal">// Updating this new column added in player</text:p>
      <text:p text:style-name="Normal">UPDATE `football_information_system`.`player` SET `Player_ID_FK_Captain` = '1000' WHERE (`Player_ID` = '1000');</text:p>
      <text:p text:style-name="Normal">UPDATE `football_information_system`.`player` SET `Player_ID_FK_Captain` = '1000' WHERE (`Player_ID` = '1001');</text:p>
      <text:p text:style-name="Normal">UPDATE `football_information_system`.`player` SET `Player_ID_FK_Captain` = '1000' WHERE (`Player_ID` = '1002');</text:p>
      <text:p text:style-name="Normal">UPDATE `football_information_system`.`player` SET `Player_ID_FK_Captain` = '1003' WHERE (`Player_ID` = '1003');</text:p>
      <text:p text:style-name="Normal">UPDATE `football_information_system`.`player` SET `Player_ID_FK_Captain` = '1003' WHERE (`Player_ID` = '1004');</text:p>
      <text:p text:style-name="Normal">UPDATE `football_information_system`.`player` SET `Player_ID_FK_Captain` = '1003' WHERE (`Player_ID` = '1005');</text:p>
      <text:p text:style-name="Normal">UPDATE `football_information_system`.`player` SET `Player_ID_FK_Captain` = '1006' WHERE (`Player_ID` = '1006');</text:p>
      <text:p text:style-name="Normal">UPDATE `football_information_system`.`player` SET `Player_ID_FK_Captain` = '1006' WHERE (`Player_ID` = '1007');</text:p>
      <text:p text:style-name="Normal">UPDATE `football_information_system`.`player` SET `Player_ID_FK_Captain` = '1006' WHERE (`Player_ID` = '1008');</text:p>
      <text:p text:style-name="Normal">UPDATE `football_information_system`.`player` SET `Player_ID_FK_Captain` = '1009' WHERE (`Player_ID` = '1009');</text:p>
      <text:p text:style-name="Normal">UPDATE `football_information_system`.`player` SET `Player_ID_FK_Captain` = '1009' WHERE (`Player_ID` = '1010');</text:p>
      <text:p text:style-name="Normal">UPDATE `football_information_system`.`player` SET `Player_ID_FK_Captain` = '1009' WHERE (`Player_ID` = '1011');</text:p>
      <text:soft-page-break/>
      <text:p text:style-name="Normal">UPDATE `football_information_system`.`player` SET `Player_ID_FK_Captain` = '1012' WHERE (`Player_ID` = '1012');</text:p>
      <text:p text:style-name="Normal">UPDATE `football_information_system`.`player` SET `Player_ID_FK_Captain` = '1012' WHERE (`Player_ID` = '1013');</text:p>
      <text:p text:style-name="Normal">UPDATE `football_information_system`.`player` SET `Player_ID_FK_Captain` = '1012' WHERE (`Player_ID` = '1014');</text:p>
      <text:p text:style-name="Normal">UPDATE `football_information_system`.`player` SET `Player_ID_FK_Captain` = '1015' WHERE (`Player_ID` = '1015');</text:p>
      <text:p text:style-name="Normal">UPDATE `football_information_system`.`player` SET `Player_ID_FK_Captain` = '1015' WHERE (`Player_ID` = '1016');</text:p>
      <text:p text:style-name="Normal">UPDATE `football_information_system`.`player` SET `Player_ID_FK_Captain` = '1015' WHERE (`Player_ID` = '1017');</text:p>
      <text:p text:style-name="Normal">UPDATE `football_information_system`.`player` SET `Player_ID_FK_Captain` = '1018' WHERE (`Player_ID` = '1018');</text:p>
      <text:p text:style-name="Normal">UPDATE `football_information_system`.`player` SET `Player_ID_FK_Captain` = '1018' WHERE (`Player_ID` = '1019');</text:p>
      <text:p text:style-name="Normal">UPDATE `football_information_system`.`player` SET `Player_ID_FK_Captain` = '1018' WHERE (`Player_ID` = '1020');</text:p>
      <text:p text:style-name="Normal">UPDATE `football_information_system`.`player` SET `Player_ID_FK_Captain` = '1021' WHERE (`Player_ID` = '1021');</text:p>
      <text:p text:style-name="Normal">UPDATE `football_information_system`.`player` SET `Player_ID_FK_Captain` = '1021' WHERE (`Player_ID` = '1022');</text:p>
      <text:p text:style-name="Normal">UPDATE `football_information_system`.`player` SET `Player_ID_FK_Captain` = '1021' WHERE (`Player_ID` = '1023');</text:p>
      <text:p text:style-name="Normal">UPDATE `football_information_system`.`player` SET `Player_ID_FK_Captain` = '1024' WHERE (`Player_ID` = '1024');</text:p>
      <text:p text:style-name="Normal">UPDATE `football_information_system`.`player` SET `Player_ID_FK_Captain` = '1024' WHERE (`Player_ID` = '1025');</text:p>
      <text:p text:style-name="Normal">UPDATE `football_information_system`.`player` SET `Player_ID_FK_Captain` = '1024' WHERE (`Player_ID` = '1026');</text:p>
      <text:p text:style-name="Normal">UPDATE `football_information_system`.`player` SET `Player_ID_FK_Captain` = '1027' WHERE (`Player_ID` = '1027');</text:p>
      <text:p text:style-name="Normal">UPDATE `football_information_system`.`player` SET `Player_ID_FK_Captain` = '1027' WHERE (`Player_ID` = '1028');</text:p>
      <text:soft-page-break/>
      <text:p text:style-name="Normal">UPDATE `football_information_system`.`player` SET `Player_ID_FK_Captain` = '1027' WHERE (`Player_ID` = '1029');</text:p>
      <text:p text:style-name="Normal">UPDATE `football_information_system`.`player` SET `Player_ID_FK_Captain` = '1030' WHERE (`Player_ID` = '1030');</text:p>
      <text:p text:style-name="Normal">UPDATE `football_information_system`.`player` SET `Player_ID_FK_Captain` = '1030' WHERE (`Player_ID` = '1031');</text:p>
      <text:p text:style-name="Normal">UPDATE `football_information_system`.`player` SET `Player_ID_FK_Captain` = '1030' WHERE (`Player_ID` = '1032');</text:p>
      <text:p text:style-name="Normal">UPDATE `football_information_system`.`player` SET `Player_ID_FK_Captain` = '1033' WHERE (`Player_ID` = '1033');</text:p>
      <text:p text:style-name="Normal">UPDATE `football_information_system`.`player` SET `Player_ID_FK_Captain` = '1033' WHERE (`Player_ID` = '1034');</text:p>
      <text:p text:style-name="Normal">UPDATE `football_information_system`.`player` SET `Player_ID_FK_Captain` = '1033' WHERE (`Player_ID` = '1035');</text:p>
      <text:p text:style-name="Normal">UPDATE `football_information_system`.`player` SET `Player_ID_FK_Captain` = '1036' WHERE (`Player_ID` = '1036');</text:p>
      <text:p text:style-name="Normal">UPDATE `football_information_system`.`player` SET `Player_ID_FK_Captain` = '1036' WHERE (`Player_ID` = '1037');</text:p>
      <text:p text:style-name="Normal">UPDATE `football_information_system`.`player` SET `Player_ID_FK_Captain` = '1036' WHERE (`Player_ID` = '1038');</text:p>
      <text:p text:style-name="Normal">UPDATE `football_information_system`.`player` SET `Player_ID_FK_Captain` = '1039' WHERE (`Player_ID` = '1039');</text:p>
      <text:p text:style-name="Normal">UPDATE `football_information_system`.`player` SET `Player_ID_FK_Captain` = '1039' WHERE (`Player_ID` = '1040');</text:p>
      <text:p text:style-name="Normal">UPDATE `football_information_system`.`player` SET `Player_ID_FK_Captain` = '1039' WHERE (`Player_ID` = '1041');</text:p>
      <text:p text:style-name="Normal">UPDATE `football_information_system`.`player` SET `Player_ID_FK_Captain` = '1042' WHERE (`Player_ID` = '1042');</text:p>
      <text:p text:style-name="Normal">UPDATE `football_information_system`.`player` SET `Player_ID_FK_Captain` = '1042' WHERE (`Player_ID` = '1043');</text:p>
      <text:p text:style-name="Normal">UPDATE `football_information_system`.`player` SET `Player_ID_FK_Captain` = '1042' WHERE (`Player_ID` = '1044');</text:p>
      <text:p text:style-name="Normal"/>
      <text:p text:style-name="Normal"/>
      <text:soft-page-break/>
      <text:p text:style-name="Normal">// Now, make the FK</text:p>
      <text:p text:style-name="Normal">ALTER TABLE `football_information_system`.`player`<text:s/></text:p>
      <text:p text:style-name="Normal">ADD CONSTRAINT `Player_ID_FK_Captain`</text:p>
      <text:p text:style-name="Normal"><text:s text:c="2"/>FOREIGN KEY (`Player_ID_FK_Captain`)</text:p>
      <text:p text:style-name="Normal"><text:s text:c="2"/>REFERENCES `football_information_system`.`player` (`Player_ID`)</text:p>
      <text:p text:style-name="Normal"><text:s text:c="2"/>ON DELETE NO ACTION</text:p>
      <text:p text:style-name="Normal"><text:s text:c="2"/>ON UPDATE NO ACTION;</text:p>
      <text:p text:style-name="Normal"/>
      <text:p text:style-name="Normal">// Showing the complete player table</text:p>
      <text:p text:style-name="Normal">SELECT * FROM football_information_system.player;</text:p>
      <text:p text:style-name="Normal"/>
      <text:p text:style-name="Normal">// Creation of Player_Stats table</text:p>
      <text:p text:style-name="Normal">CREATE TABLE `football_information_system`.`player_stats` (</text:p>
      <text:p text:style-name="Normal"><text:s text:c="2"/>`Player_ID_FK` INT NOT NULL,</text:p>
      <text:p text:style-name="Normal"><text:s text:c="2"/>`Father_Name` VARCHAR(45) NOT NULL,</text:p>
      <text:p text:style-name="Normal"><text:s text:c="2"/>`Goals` INT NOT NULL,</text:p>
      <text:p text:style-name="Normal"><text:s text:c="2"/>`Assists` INT NOT NULL,</text:p>
      <text:p text:style-name="Normal"><text:s text:c="2"/>`Red_Cards` INT NOT NULL,</text:p>
      <text:p text:style-name="Normal"><text:s text:c="2"/>PRIMARY KEY (`Player_ID_FK`, `Father_Name`),</text:p>
      <text:p text:style-name="Normal"><text:s text:c="2"/>CONSTRAINT `Player_ID_FK`</text:p>
      <text:p text:style-name="Normal"><text:s text:c="4"/>FOREIGN KEY (`Player_ID_FK`)</text:p>
      <text:p text:style-name="Normal"><text:s text:c="4"/>REFERENCES `football_information_system`.`player` (`Player_ID`)</text:p>
      <text:p text:style-name="Normal"><text:s text:c="4"/>ON DELETE NO ACTION</text:p>
      <text:p text:style-name="Normal"><text:s text:c="4"/>ON UPDATE NO ACTION);</text:p>
      <text:p text:style-name="Normal"/>
      <text:p text:style-name="Normal"/>
      <text:p text:style-name="Normal"/>
      <text:p text:style-name="Normal"/>
      <text:p text:style-name="Normal"/>
      <text:soft-page-break/>
      <text:p text:style-name="Normal">// Insertion into player_stats table</text:p>
      <text:p text:style-name="Normal">INSERT INTO `football_information_system`.`player_stats` (`Player_ID_FK`, `Father_Name`, `Goals`, `Assists`, `Red_Cards`) VALUES ('1000', 'Ron_Van_Dijk', '23', '8', '2');</text:p>
      <text:p text:style-name="Normal">INSERT INTO `football_information_system`.`player_stats` (`Player_ID_FK`, `Father_Name`, `Goals`, `Assists`, `Red_Cards`) VALUES ('1001', 'Salah_Ghaly', '165', '75', '0');</text:p>
      <text:p text:style-name="Normal">INSERT INTO `football_information_system`.`player_stats` (`Player_ID_FK`, `Father_Name`, `Goals`, `Assists`, `Red_Cards`) VALUES ('1002', 'Carlos_Mac_Allister', '21', '10', '1');</text:p>
      <text:p text:style-name="Normal">INSERT INTO `football_information_system`.`player_stats` (`Player_ID_FK`, `Father_Name`, `Goals`, `Assists`, `Red_Cards`) VALUES ('1003', 'Michael_Walker', '8', '36', '1');</text:p>
      <text:p text:style-name="Normal">INSERT INTO `football_information_system`.`player_stats` (`Player_ID_FK`, `Father_Name`, `Goals`, `Assists`, `Red_Cards`) VALUES ('1004', 'Kevin_Grealish', '26', '28', '0');</text:p>
      <text:p text:style-name="Normal">INSERT INTO `football_information_system`.`player_stats` (`Player_ID_FK`, `Father_Name`, `Goals`, `Assists`, `Red_Cards`) VALUES ('1005', 'Alf-Inge_Haaland', '75', '13', '0');</text:p>
      <text:p text:style-name="Normal">INSERT INTO `football_information_system`.`player_stats` (`Player_ID_FK`, `Father_Name`, `Goals`, `Assists`, `Red_Cards`) VALUES ('1006', 'Nigel', '7', '16', '3');</text:p>
      <text:p text:style-name="Normal">INSERT INTO `football_information_system`.`player_stats` (`Player_ID_FK`, `Father_Name`, `Goals`, `Assists`, `Red_Cards`) VALUES ('1007', 'Pedro_Nate_Sr.', '12', '21', '0');</text:p>
      <text:p text:style-name="Normal">INSERT INTO `football_information_system`.`player_stats` (`Player_ID_FK`, `Father_Name`, `Goals`, `Assists`, `Red_Cards`) VALUES ('1008', 'Sean_Sancho', '9', '9', '0');</text:p>
      <text:p text:style-name="Normal">INSERT INTO `football_information_system`.`player_stats` (`Player_ID_FK`, `Father_Name`, `Goals`, `Assists`, `Red_Cards`) VALUES ('1009', 'Marcos_Barros_Correa', '0', '0', '0');</text:p>
      <text:p text:style-name="Normal">INSERT INTO `football_information_system`.`player_stats` (`Player_ID_FK`, `Father_Name`, `Goals`, `Assists`, `Red_Cards`) VALUES ('1010', 'N/A', '1', '0', '0');</text:p>
      <text:p text:style-name="Normal">INSERT INTO `football_information_system`.`player_stats` (`Player_ID_FK`, `Father_Name`, `Goals`, `Assists`, `Red_Cards`) VALUES ('1011', 'Ousmane_Snr', '5', '6', '0');</text:p>
      <text:p text:style-name="Normal">INSERT INTO `football_information_system`.`player_stats` (`Player_ID_FK`, `Father_Name`, `Goals`, `Assists`, `Red_Cards`) VALUES ('1012', 'Joao_Santos', '0', '0', '0');</text:p>
      <text:p text:style-name="Normal">INSERT INTO `football_information_system`.`player_stats` (`Player_ID_FK`, `Father_Name`, `Goals`, `Assists`, `Red_Cards`) VALUES ('1013', 'N/A', '1', '0', '0');</text:p>
      <text:p text:style-name="Normal">INSERT INTO `football_information_system`.`player_stats` (`Player_ID_FK`, `Father_Name`, `Goals`, `Assists`, `Red_Cards`) VALUES ('1014', 'N/A', '0', '1', '0');</text:p>
      <text:p text:style-name="Normal">INSERT INTO `football_information_system`.`player_stats` (`Player_ID_FK`, `Father_Name`, `Goals`, `Assists`, `Red_Cards`) VALUES ('1015', 'Flavio_Balerdi', '0', '0', '0');</text:p>
      <text:p text:style-name="Normal">INSERT INTO `football_information_system`.`player_stats` (`Player_ID_FK`, `Father_Name`, `Goals`, `Assists`, `Red_Cards`) VALUES ('1016', 'N/A', '0', '1', '0');</text:p>
      <text:soft-page-break/>
      <text:p text:style-name="Normal">INSERT INTO `football_information_system`.`player_stats` (`Player_ID_FK`, `Father_Name`, `Goals`, `Assists`, `Red_Cards`) VALUES ('1017', 'N/A', '4', '4', '0');</text:p>
      <text:p text:style-name="Normal">INSERT INTO `football_information_system`.`player_stats` (`Player_ID_FK`, `Father_Name`, `Goals`, `Assists`, `Red_Cards`) VALUES ('1018', 'Peter_Neuer', '0', '0', '0');</text:p>
      <text:p text:style-name="Normal">INSERT INTO `football_information_system`.`player_stats` (`Player_ID_FK`, `Father_Name`, `Goals`, `Assists`, `Red_Cards`) VALUES ('1019', 'Berthold_Kimmich', '0', '2', '0');</text:p>
      <text:p text:style-name="Normal">INSERT INTO `football_information_system`.`player_stats` (`Player_ID_FK`, `Father_Name`, `Goals`, `Assists`, `Red_Cards`) VALUES ('1020', 'Gerhard_Muller', '1', '1', '0');</text:p>
      <text:p text:style-name="Normal">INSERT INTO `football_information_system`.`player_stats` (`Player_ID_FK`, `Father_Name`, `Goals`, `Assists`, `Red_Cards`) VALUES ('1021', 'N/A', '2', '0', '1');</text:p>
      <text:p text:style-name="Normal">INSERT INTO `football_information_system`.`player_stats` (`Player_ID_FK`, `Father_Name`, `Goals`, `Assists`, `Red_Cards`) VALUES ('1022', 'N/A', '0', '0', '0');</text:p>
      <text:p text:style-name="Normal">INSERT INTO `football_information_system`.`player_stats` (`Player_ID_FK`, `Father_Name`, `Goals`, `Assists`, `Red_Cards`) VALUES ('1023', 'N/A', '0', '0', '0');</text:p>
      <text:p text:style-name="Normal">INSERT INTO `football_information_system`.`player_stats` (`Player_ID_FK`, `Father_Name`, `Goals`, `Assists`, `Red_Cards`) VALUES ('1024', 'N/A', '2', '0', '1');</text:p>
      <text:p text:style-name="Normal">INSERT INTO `football_information_system`.`player_stats` (`Player_ID_FK`, `Father_Name`, `Goals`, `Assists`, `Red_Cards`) VALUES ('1025', 'Regillio_Simons', '2', '1', '0');</text:p>
      <text:p text:style-name="Normal">INSERT INTO `football_information_system`.`player_stats` (`Player_ID_FK`, `Father_Name`, `Goals`, `Assists`, `Red_Cards`) VALUES ('1026', 'N/A', '0', '0', '0');</text:p>
      <text:p text:style-name="Normal">INSERT INTO `football_information_system`.`player_stats` (`Player_ID_FK`, `Father_Name`, `Goals`, `Assists`, `Red_Cards`) VALUES ('1027', 'N/A', '0', '0', '0');</text:p>
      <text:p text:style-name="Normal">INSERT INTO `football_information_system`.`player_stats` (`Player_ID_FK`, `Father_Name`, `Goals`, `Assists`, `Red_Cards`) VALUES ('1028', 'Edmilson_Soares', '0', '0', '0');</text:p>
      <text:p text:style-name="Normal">INSERT INTO `football_information_system`.`player_stats` (`Player_ID_FK`, `Father_Name`, `Goals`, `Assists`, `Red_Cards`) VALUES ('1029', 'George_Weah', '4', '2', '0');</text:p>
      <text:p text:style-name="Normal">INSERT INTO `football_information_system`.`player_stats` (`Player_ID_FK`, `Father_Name`, `Goals`, `Assists`, `Red_Cards`) VALUES ('1030', 'Mario_Martinez', '5', '3', '0');</text:p>
      <text:p text:style-name="Normal">INSERT INTO `football_information_system`.`player_stats` (`Player_ID_FK`, `Father_Name`, `Goals`, `Assists`, `Red_Cards`) VALUES ('1031', 'Roberto', '0', '1', '0');</text:p>
      <text:p text:style-name="Normal">INSERT INTO `football_information_system`.`player_stats` (`Player_ID_FK`, `Father_Name`, `Goals`, `Assists`, `Red_Cards`) VALUES ('1032', 'Daniel_Sommer', '0', '0', '0');</text:p>
      <text:p text:style-name="Normal">INSERT INTO `football_information_system`.`player_stats` (`Player_ID_FK`, `Father_Name`, `Goals`, `Assists`, `Red_Cards`) VALUES ('1033', 'Battista_Calabria', '0', '0', '0');</text:p>
      <text:soft-page-break/>
      <text:p text:style-name="Normal">INSERT INTO `football_information_system`.`player_stats` (`Player_ID_FK`, `Father_Name`, `Goals`, `Assists`, `Red_Cards`) VALUES ('1034', 'Alfonso_Morata', '2', '1', '0');</text:p>
      <text:p text:style-name="Normal">INSERT INTO `football_information_system`.`player_stats` (`Player_ID_FK`, `Father_Name`, `Goals`, `Assists`, `Red_Cards`) VALUES ('1035', 'Jean-Francois_Hernandez', '2', '2', '1');</text:p>
      <text:p text:style-name="Normal">INSERT INTO `football_information_system`.`player_stats` (`Player_ID_FK`, `Father_Name`, `Goals`, `Assists`, `Red_Cards`) VALUES ('1036', 'Stipe_Modric', '0', '2', '0');</text:p>
      <text:p text:style-name="Normal">INSERT INTO `football_information_system`.`player_stats` (`Player_ID_FK`, `Father_Name`, `Goals`, `Assists`, `Red_Cards`) VALUES ('1037', 'George_Alaba', '3', '7', '0');</text:p>
      <text:p text:style-name="Normal">INSERT INTO `football_information_system`.`player_stats` (`Player_ID_FK`, `Father_Name`, `Goals`, `Assists`, `Red_Cards`) VALUES ('1038', 'Jose_Paixao_de_Oliveira', '8', '6', '0');</text:p>
      <text:p text:style-name="Normal">INSERT INTO `football_information_system`.`player_stats` (`Player_ID_FK`, `Father_Name`, `Goals`, `Assists`, `Red_Cards`) VALUES ('1039', 'Eric_Kaus', '0', '0', '0');</text:p>
      <text:p text:style-name="Normal">INSERT INTO `football_information_system`.`player_stats` (`Player_ID_FK`, `Father_Name`, `Goals`, `Assists`, `Red_Cards`) VALUES ('1040', 'N/A', '1', '1', '0');</text:p>
      <text:p text:style-name="Normal">INSERT INTO `football_information_system`.`player_stats` (`Player_ID_FK`, `Father_Name`, `Goals`, `Assists`, `Red_Cards`) VALUES ('1041', 'John_de_Jong', '0', '0', '0');</text:p>
      <text:p text:style-name="Normal">INSERT INTO `football_information_system`.`player_stats` (`Player_ID_FK`, `Father_Name`, `Goals`, `Assists`, `Red_Cards`) VALUES ('1042', 'Miguel_albiol_Balaguer', '0', '0', '0');</text:p>
      <text:p text:style-name="Normal">INSERT INTO `football_information_system`.`player_stats` (`Player_ID_FK`, `Father_Name`, `Goals`, `Assists`, `Red_Cards`) VALUES ('1043', 'Lorenzo_Parejo', '2', '0', '0');</text:p>
      <text:p text:style-name="Normal">INSERT INTO `football_information_system`.`player_stats` (`Player_ID_FK`, `Father_Name`, `Goals`, `Assists`, `Red_Cards`) VALUES ('1044', 'N/A', '1', '5', '0');</text:p>
      <text:p text:style-name="Normal"/>
      <text:p text:style-name="Normal">// Showing the data</text:p>
      <text:p text:style-name="Normal">SELECT * FROM football_information_system.player_stats;</text:p>
      <text:p text:style-name="Normal"/>
      <text:p text:style-name="Normal">// Creation of a table for a m:n relationship type, participates_in</text:p>
      <text:p text:style-name="Normal">CREATE TABLE `football_information_system`.`participates_in` (</text:p>
      <text:p text:style-name="Normal"><text:s text:c="2"/>`League_ID_FK` INT NOT NULL,</text:p>
      <text:p text:style-name="Normal"><text:s text:c="2"/>`Team_ID_FK_2` INT NOT NULL,</text:p>
      <text:p text:style-name="Normal"><text:s text:c="2"/>PRIMARY KEY (`League_ID_FK`, `Team_ID_FK_2`),</text:p>
      <text:p text:style-name="Normal"><text:s text:c="2"/>INDEX `Team_ID_FK_2_idx` (`Team_ID_FK_2` ASC) VISIBLE,</text:p>
      <text:p text:style-name="Normal"><text:s text:c="2"/>CONSTRAINT `League_ID_FK`</text:p>
      <text:soft-page-break/>
      <text:p text:style-name="Normal"><text:s text:c="4"/>FOREIGN KEY (`League_ID_FK`)</text:p>
      <text:p text:style-name="Normal"><text:s text:c="4"/>REFERENCES `football_information_system`.`league` (`League_ID`)</text:p>
      <text:p text:style-name="Normal"><text:s text:c="4"/>ON DELETE NO ACTION</text:p>
      <text:p text:style-name="Normal"><text:s text:c="4"/>ON UPDATE NO ACTION,</text:p>
      <text:p text:style-name="Normal"><text:s text:c="2"/>CONSTRAINT `Team_ID_FK_2`</text:p>
      <text:p text:style-name="Normal"><text:s text:c="4"/>FOREIGN KEY (`Team_ID_FK_2`)</text:p>
      <text:p text:style-name="Normal"><text:s text:c="4"/>REFERENCES `football_information_system`.`team` (`Team_ID`)</text:p>
      <text:p text:style-name="Normal"><text:s text:c="4"/>ON DELETE NO ACTION</text:p>
      <text:p text:style-name="Normal"><text:s text:c="4"/>ON UPDATE NO ACTION);</text:p>
      <text:p text:style-name="Normal"/>
      <text:p text:style-name="Normal">// Filling/insertion into the participates_in table</text:p>
      <text:p text:style-name="Normal">INSERT INTO `football_information_system`.`participates_in` (`League_ID_FK`, `Team_ID_FK_2`) VALUES ('1', '100');</text:p>
      <text:p text:style-name="Normal">INSERT INTO `football_information_system`.`participates_in` (`League_ID_FK`, `Team_ID_FK_2`) VALUES ('1', '101');</text:p>
      <text:p text:style-name="Normal">INSERT INTO `football_information_system`.`participates_in` (`League_ID_FK`, `Team_ID_FK_2`) VALUES ('1', '102');</text:p>
      <text:p text:style-name="Normal">INSERT INTO `football_information_system`.`participates_in` (`League_ID_FK`, `Team_ID_FK_2`) VALUES ('2', '103');</text:p>
      <text:p text:style-name="Normal">INSERT INTO `football_information_system`.`participates_in` (`League_ID_FK`, `Team_ID_FK_2`) VALUES ('2', '104');</text:p>
      <text:p text:style-name="Normal">INSERT INTO `football_information_system`.`participates_in` (`League_ID_FK`, `Team_ID_FK_2`) VALUES ('2', '105');</text:p>
      <text:p text:style-name="Normal">INSERT INTO `football_information_system`.`participates_in` (`League_ID_FK`, `Team_ID_FK_2`) VALUES ('3', '106');</text:p>
      <text:p text:style-name="Normal">INSERT INTO `football_information_system`.`participates_in` (`League_ID_FK`, `Team_ID_FK_2`) VALUES ('3', '107');</text:p>
      <text:p text:style-name="Normal">INSERT INTO `football_information_system`.`participates_in` (`League_ID_FK`, `Team_ID_FK_2`) VALUES ('3', '108');</text:p>
      <text:p text:style-name="Normal">INSERT INTO `football_information_system`.`participates_in` (`League_ID_FK`, `Team_ID_FK_2`) VALUES ('4', '109');</text:p>
      <text:p text:style-name="Normal">INSERT INTO `football_information_system`.`participates_in` (`League_ID_FK`, `Team_ID_FK_2`) VALUES ('4', '110');</text:p>
      <text:soft-page-break/>
      <text:p text:style-name="Normal">INSERT INTO `football_information_system`.`participates_in` (`League_ID_FK`, `Team_ID_FK_2`) VALUES ('4', '111');</text:p>
      <text:p text:style-name="Normal">INSERT INTO `football_information_system`.`participates_in` (`League_ID_FK`, `Team_ID_FK_2`) VALUES ('5', '112');</text:p>
      <text:p text:style-name="Normal">INSERT INTO `football_information_system`.`participates_in` (`League_ID_FK`, `Team_ID_FK_2`) VALUES ('5', '113');</text:p>
      <text:p text:style-name="Normal">INSERT INTO `football_information_system`.`participates_in` (`League_ID_FK`, `Team_ID_FK_2`) VALUES ('5', '114');</text:p>
      <text:p text:style-name="Normal"/>
      <text:p text:style-name="Normal">// Showing the data</text:p>
      <text:p text:style-name="Normal">SELECT * FROM football_information_system.participates_i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tish Garg</meta:initial-creator>
    <dc:creator>Ritish Garg</dc:creator>
    <meta:creation-date>2024-11-12T05:23:00Z</meta:creation-date>
    <dc:date>2024-11-13T04:20:00Z</dc:date>
    <meta:template xlink:href="Normal" xlink:type="simple"/>
    <meta:editing-cycles>2</meta:editing-cycles>
    <meta:editing-duration>PT76260S</meta:editing-duration>
    <meta:document-statistic meta:page-count="17" meta:paragraph-count="67" meta:word-count="5083" meta:character-count="33990" meta:row-count="241" meta:non-whitespace-character-count="28974"/>
  </office:meta>
</office:document-meta>
</file>